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1.3389in" style:rel-column-width="13107*"/>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23" style:family="table-row">
      <style:table-row-properties fo:keep-together="auto"/>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A26" style:family="table-cell">
      <style:table-cell-properties fo:background-color="transparent" fo:padding="0in" fo:border-left="none" fo:border-right="none" fo:border-top="none" fo:border-bottom="0.75pt solid #000000" style:writing-mode="page">
        <style:background-image/>
      </style:table-cell-properties>
    </style:style>
    <style:style style:name="Table1.B26" style:family="table-cell">
      <style:table-cell-properties fo:background-color="transparent" fo:padding="0in" fo:border-left="none" fo:border-right="none" fo:border-top="none" fo:border-bottom="0.75pt solid #000000" style:writing-mode="page">
        <style:background-image/>
      </style:table-cell-properties>
    </style:style>
    <style:style style:name="Table1.C26" style:family="table-cell">
      <style:table-cell-properties fo:background-color="transparent" fo:padding="0in" fo:border-left="none" fo:border-right="none" fo:border-top="none" fo:border-bottom="0.75pt solid #000000" style:writing-mode="page">
        <style:background-image/>
      </style:table-cell-properties>
    </style:style>
    <style:style style:name="Table1.D26" style:family="table-cell">
      <style:table-cell-properties fo:background-color="transparent" fo:padding="0in" fo:border-left="none" fo:border-right="none" fo:border-top="none" fo:border-bottom="0.75pt solid #000000" style:writing-mode="page">
        <style:background-image/>
      </style:table-cell-properties>
    </style:style>
    <style:style style:name="Table1.E2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8d1" officeooo:paragraph-rsid="002ae8d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officeooo:rsid="0018e957"/>
    </style:style>
    <style:style style:name="T19" style:family="text">
      <style:text-properties officeooo:rsid="001ab587"/>
    </style:style>
    <style:style style:name="T20"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21" style:family="text">
      <style:text-properties officeooo:rsid="002a3c11"/>
    </style:style>
    <style:style style:name="T22" style:family="text">
      <style:text-properties officeooo:rsid="002c8626"/>
    </style:style>
    <style:style style:name="T23" style:family="text">
      <style:text-properties officeooo:rsid="002e685c"/>
    </style:style>
    <style:style style:name="T24" style:family="text">
      <style:text-properties officeooo:rsid="002ed750"/>
    </style:style>
    <style:style style:name="T25" style:family="text">
      <style:text-properties officeooo:rsid="0030c220"/>
    </style:style>
    <style:style style:name="T26" style:family="text">
      <style:text-properties officeooo:rsid="00317305"/>
    </style:style>
    <style:style style:name="T27" style:family="text">
      <style:text-properties officeooo:rsid="003179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PCII</text:p>
      <text:p text:style-name="P1">Abel HENRY-LAPASSAT, William GRAVIL, Martin MASSON, Amaury <text:span text:style-name="T21">RUELLE</text:span></text:p>
      <text:p text:style-name="P1"/>
      <text:p text:style-name="P14">Introduction -</text:p>
      <text:p text:style-name="P15"><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2"><text:tab/></text:p>
      <text:p text:style-name="P16">Analyse Globale -</text:p>
      <text:p text:style-name="P16"><text:tab/><text:span text:style-name="T4">Pour se faire les principales fonctionnalités impléméntées sont :</text:span></text:p>
      <text:p text:style-name="P16"><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3"/>
      <text:p text:style-name="P16"><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3"/>
      <text:p text:style-name="P16"><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4"/>
      <text:p text:style-name="P16"><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4"/>
      <text:p text:style-name="P16"><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5"/>
      <text:p text:style-name="P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6"/>
      <text:p text:style-name="P16"><text:span text:style-name="T4">- </text:span><text:span text:style-name="T8">Inventaire propre a chaque case, bâtiment, travailleur et ville, permettant de stocker, prendre, et échanger des ressources entre les différentes entités.</text:span></text:p>
      <text:p text:style-name="P4"/>
      <text:p text:style-name="P16"><text:span text:style-name="T4">- </text:span><text:span text:style-name="T9">Création aléatoire du monde selon des pourcentages d’apparition des terrains de base (par ordre de pourcentage d’apparition : Plain, Forest, Mountain, Iron Deposit).</text:span></text:p>
      <text:p text:style-name="P8"/>
      <text:p text:style-name="P16"><text:span text:style-name="T4">- </text:span><text:span text:style-name="T14">Séléction de case par clique sur la map</text:span><text:span text:style-name="T10">.</text:span></text:p>
      <text:p text:style-name="P5"/>
      <text:p text:style-name="P16"><text:span text:style-name="T10">- </text:span><text:span text:style-name="T11">Prédicat ‘occupé’ pour chacun des workers qui permet d’indiquer lorsque ceux-ci effectuent une tâche, et ne sont donc pas disponible.</text:span></text:p>
      <text:p text:style-name="P9"/>
      <text:p text:style-name="P16"><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5"/>
      <text:p text:style-name="P16"><text:span text:style-name="T4">- </text:span><text:span text:style-name="T13">Déplacement libre des workers grâce au bouton “Move” permettant au worker le plus proche d’une case de s’y rendre.</text:span></text:p>
      <text:p text:style-name="P7"><text:soft-page-break/></text:p>
      <text:p text:style-name="P7">- Création de bâtiments de diverses sortes afin d’augmenter le nombre de worker possible ou alors d’augmenter la quantité de ressources produites par un territoire.</text:p>
      <text:p text:style-name="P7"/>
      <text:p text:style-name="P16"><text:span text:style-name="T13">- </text:span><text:span text:style-name="T14">Algorithme de Pathfinding entre 2 cases pour tous les déplacements voulus.</text:span></text:p>
      <text:p text:style-name="P10"/>
      <text:p text:style-name="P10">- Décision des boutons d’actions à activer selon la case cliquée selon son état et son type.</text:p>
      <text:p text:style-name="P3"/>
      <text:p text:style-name="P16"><text:span text:style-name="T4">- </text:span><text:span text:style-name="T15">Création de nouveau travailleur grâce au bouton “Train”, activé lorsque l’on clique sur un bâtiment le permettant.</text:span></text:p>
      <text:p text:style-name="P11"/>
      <text:p text:style-name="P11">- Possibilité d’acheter/vendre des ressources grâce au bâtiment ‘Shop’.</text:p>
      <text:p text:style-name="P11"/>
      <text:p text:style-name="P11">- Création d’une nouvelle Jframe lors du clique sur le bâtiment ‘Shop’ pour accéder à l’interface de vente.</text:p>
      <text:p text:style-name="P11"/>
      <text:p text:style-name="P11">- Création d’une nouvelle Jframe lors du clique sur le bouton “Build” si on est sur une case ‘City’ afin de décider du bâtiment à y construire.</text:p>
      <text:p text:style-name="P11"/>
      <text:p text:style-name="P11">- Dépôt des ressources de tous les workers grâce au bouton “Drop”, qui force tous les workers disponibles à se rendre au ‘CityHall’ pour transférer leurs ressources dans l’inventaire de la ville.</text:p>
      <text:p text:style-name="P11"/>
      <text:p text:style-name="P11">- Capacité d’inventaire limité de manière individuelle pour chaque entité.</text:p>
      <text:p text:style-name="P11"/>
      <text:p text:style-name="P11">- Dépôt automatique des ressources d’un worker lorsque ce dernier possède un inventaire plein grâce à un thread continu.</text:p>
      <text:p text:style-name="P11"/>
      <text:p text:style-name="P11">- Actualisation constante de l’affichage grâce à un thread continu.</text:p>
      <text:p text:style-name="P11"/>
      <text:p text:style-name="P11">- <text:span text:style-name="T19">Création d’un thread spécifique à chaque nouvelle action que le joueur souhaite effectuer.</text:span></text:p>
      <text:p text:style-name="P11"/>
      <text:p text:style-name="P17">Plan de développement – <text:span text:style-name="T20">(time in minutes)</text:span></text:p>
      <text:p text:style-name="P17"><text:tab/></text:p>
      <table:table table:name="Table1" table:style-name="Table1" table:template-name="Simple List Shaded">
        <table:table-column table:style-name="Table1.A" table:number-columns-repeated="5"/>
        <table:table-row>
          <table:table-cell table:style-name="Table1.A1" office:value-type="string">
            <text:p text:style-name="P22">Fonctionnalités</text:p>
          </table:table-cell>
          <table:table-cell table:style-name="Table1.A1" office:value-type="string">
            <text:p text:style-name="P22">Réflexion</text:p>
          </table:table-cell>
          <table:table-cell table:style-name="Table1.A1" office:value-type="string">
            <text:p text:style-name="P22">Conception</text:p>
          </table:table-cell>
          <table:table-cell table:style-name="Table1.A1" office:value-type="string">
            <text:p text:style-name="P22">Développement </text:p>
          </table:table-cell>
          <table:table-cell table:style-name="Table1.A1" office:value-type="string">
            <text:p text:style-name="P22">Test </text:p>
          </table:table-cell>
        </table:table-row>
        <table:table-row>
          <table:table-cell table:style-name="Table1.A2" office:value-type="string">
            <text:p text:style-name="P24">Affichage Monde</text:p>
          </table:table-cell>
          <table:table-cell table:style-name="Table1.B2" office:value-type="string">
            <text:p text:style-name="P24">15’</text:p>
          </table:table-cell>
          <table:table-cell table:style-name="Table1.C2" office:value-type="string">
            <text:p text:style-name="P24">30’</text:p>
          </table:table-cell>
          <table:table-cell table:style-name="Table1.D2" office:value-type="string">
            <text:p text:style-name="P24">30’</text:p>
          </table:table-cell>
          <table:table-cell table:style-name="Table1.E2" office:value-type="string">
            <text:p text:style-name="P24">30’</text:p>
          </table:table-cell>
        </table:table-row>
        <table:table-row>
          <table:table-cell table:style-name="Table1.A3" office:value-type="string">
            <text:p text:style-name="P24">Affichage Workers</text:p>
          </table:table-cell>
          <table:table-cell table:style-name="Table1.B3" office:value-type="string">
            <text:p text:style-name="P24">5’</text:p>
          </table:table-cell>
          <table:table-cell table:style-name="Table1.C3" office:value-type="string">
            <text:p text:style-name="P25">45’</text:p>
          </table:table-cell>
          <table:table-cell table:style-name="Table1.D3" office:value-type="string">
            <text:p text:style-name="P25">120’</text:p>
          </table:table-cell>
          <table:table-cell table:style-name="Table1.E3" office:value-type="string">
            <text:p text:style-name="P25">30’</text:p>
          </table:table-cell>
        </table:table-row>
        <table:table-row>
          <table:table-cell table:style-name="Table1.A2" office:value-type="string">
            <text:p text:style-name="P25">Affichage Panneau de Contrôle</text:p>
          </table:table-cell>
          <table:table-cell table:style-name="Table1.B4" office:value-type="string">
            <text:p text:style-name="P25">15’</text:p>
          </table:table-cell>
          <table:table-cell table:style-name="Table1.C4" office:value-type="string">
            <text:p text:style-name="P25">15’</text:p>
          </table:table-cell>
          <table:table-cell table:style-name="Table1.D4" office:value-type="string">
            <text:p text:style-name="P25">120’</text:p>
          </table:table-cell>
          <table:table-cell table:style-name="Table1.E4" office:value-type="string">
            <text:p text:style-name="P25">15’</text:p>
          </table:table-cell>
        </table:table-row>
        <table:table-row>
          <table:table-cell table:style-name="Table1.A3" office:value-type="string">
            <text:p text:style-name="P25">Différents types de terrains</text:p>
          </table:table-cell>
          <table:table-cell table:style-name="Table1.B5" office:value-type="string">
            <text:p text:style-name="P25">30’</text:p>
          </table:table-cell>
          <table:table-cell table:style-name="Table1.C5" office:value-type="string">
            <text:p text:style-name="P25">10’</text:p>
          </table:table-cell>
          <table:table-cell table:style-name="Table1.D5" office:value-type="string">
            <text:p text:style-name="P25">15’</text:p>
          </table:table-cell>
          <table:table-cell table:style-name="Table1.E5" office:value-type="string">
            <text:p text:style-name="P25">15’</text:p>
          </table:table-cell>
        </table:table-row>
        <table:table-row>
          <table:table-cell table:style-name="Table1.A2" office:value-type="string">
            <text:p text:style-name="P25">Différents rôles de worker</text:p>
          </table:table-cell>
          <table:table-cell table:style-name="Table1.B6" office:value-type="string">
            <text:p text:style-name="P25">45’</text:p>
          </table:table-cell>
          <table:table-cell table:style-name="Table1.C6" office:value-type="string">
            <text:p text:style-name="P25">10’</text:p>
          </table:table-cell>
          <table:table-cell table:style-name="Table1.D6" office:value-type="string">
            <text:p text:style-name="P25">15’</text:p>
          </table:table-cell>
          <table:table-cell table:style-name="Table1.E6" office:value-type="string">
            <text:p text:style-name="P25">15’</text:p>
          </table:table-cell>
        </table:table-row>
        <table:table-row>
          <table:table-cell table:style-name="Table1.A3" office:value-type="string">
            <text:p text:style-name="P25">Différents types de bâtiments</text:p>
          </table:table-cell>
          <table:table-cell table:style-name="Table1.B7" office:value-type="string">
            <text:p text:style-name="P25">30’</text:p>
          </table:table-cell>
          <table:table-cell table:style-name="Table1.C7" office:value-type="string">
            <text:p text:style-name="P25">10’</text:p>
          </table:table-cell>
          <table:table-cell table:style-name="Table1.D7" office:value-type="string">
            <text:p text:style-name="P25">15’</text:p>
          </table:table-cell>
          <table:table-cell table:style-name="Table1.E7" office:value-type="string">
            <text:p text:style-name="P25">15’</text:p>
          </table:table-cell>
        </table:table-row>
        <table:table-row>
          <table:table-cell table:style-name="Table1.A2" office:value-type="string">
            <text:p text:style-name="P25">Inventaires </text:p>
          </table:table-cell>
          <table:table-cell table:style-name="Table1.B8" office:value-type="string">
            <text:p text:style-name="P25">30’</text:p>
          </table:table-cell>
          <table:table-cell table:style-name="Table1.C8" office:value-type="string">
            <text:p text:style-name="P25">30’</text:p>
          </table:table-cell>
          <table:table-cell table:style-name="Table1.D8" office:value-type="string">
            <text:p text:style-name="P25">90’</text:p>
          </table:table-cell>
          <table:table-cell table:style-name="Table1.E8" office:value-type="string">
            <text:p text:style-name="P25">45’</text:p>
          </table:table-cell>
        </table:table-row>
        <table:table-row>
          <table:table-cell table:style-name="Table1.A3" office:value-type="string">
            <text:p text:style-name="P26">Création aléatoire du monde</text:p>
          </table:table-cell>
          <table:table-cell table:style-name="Table1.B9" office:value-type="string">
            <text:p text:style-name="P26">15’</text:p>
          </table:table-cell>
          <table:table-cell table:style-name="Table1.C9" office:value-type="string">
            <text:p text:style-name="P26">30’</text:p>
          </table:table-cell>
          <table:table-cell table:style-name="Table1.D9" office:value-type="string">
            <text:p text:style-name="P26">15’</text:p>
          </table:table-cell>
          <table:table-cell table:style-name="Table1.E9" office:value-type="string">
            <text:p text:style-name="P26">30’</text:p>
          </table:table-cell>
        </table:table-row>
        <table:table-row>
          <table:table-cell table:style-name="Table1.A2" office:value-type="string">
            <text:p text:style-name="P27">Séléction de case par clique (algo)</text:p>
          </table:table-cell>
          <table:table-cell table:style-name="Table1.B10" office:value-type="string">
            <text:p text:style-name="P27">45’</text:p>
          </table:table-cell>
          <table:table-cell table:style-name="Table1.C10" office:value-type="string">
            <text:p text:style-name="P27">120’</text:p>
          </table:table-cell>
          <table:table-cell table:style-name="Table1.D10" office:value-type="string">
            <text:p text:style-name="P27">120’</text:p>
          </table:table-cell>
          <table:table-cell table:style-name="Table1.E10" office:value-type="string">
            <text:p text:style-name="P27">60’</text:p>
          </table:table-cell>
        </table:table-row>
        <table:table-row>
          <table:table-cell table:style-name="Table1.A3" office:value-type="string">
            <text:p text:style-name="P27">Prédicat ‘occupé’</text:p>
          </table:table-cell>
          <table:table-cell table:style-name="Table1.B11" office:value-type="string">
            <text:p text:style-name="P27">5’</text:p>
          </table:table-cell>
          <table:table-cell table:style-name="Table1.C11" office:value-type="string">
            <text:p text:style-name="P27">5’</text:p>
          </table:table-cell>
          <table:table-cell table:style-name="Table1.D11" office:value-type="string">
            <text:p text:style-name="P27">5’</text:p>
          </table:table-cell>
          <table:table-cell table:style-name="Table1.E11" office:value-type="string">
            <text:p text:style-name="P27">15’</text:p>
          </table:table-cell>
        </table:table-row>
        <table:table-row>
          <table:table-cell table:style-name="Table1.A2" office:value-type="string">
            <text:p text:style-name="P27">Collecte de ressources </text:p>
          </table:table-cell>
          <table:table-cell table:style-name="Table1.B12" office:value-type="string">
            <text:p text:style-name="P27">30’</text:p>
          </table:table-cell>
          <table:table-cell table:style-name="Table1.C12" office:value-type="string">
            <text:p text:style-name="P27">60’</text:p>
          </table:table-cell>
          <table:table-cell table:style-name="Table1.D12" office:value-type="string">
            <text:p text:style-name="P27">90’</text:p>
          </table:table-cell>
          <table:table-cell table:style-name="Table1.E12" office:value-type="string">
            <text:p text:style-name="P27">45’</text:p>
          </table:table-cell>
        </table:table-row>
        <text:soft-page-break/>
        <table:table-row>
          <table:table-cell table:style-name="Table1.A3" office:value-type="string">
            <text:p text:style-name="P27">Déplacement des workers</text:p>
          </table:table-cell>
          <table:table-cell table:style-name="Table1.B13" office:value-type="string">
            <text:p text:style-name="P27">45’</text:p>
          </table:table-cell>
          <table:table-cell table:style-name="Table1.C13" office:value-type="string">
            <text:p text:style-name="P27">60’</text:p>
          </table:table-cell>
          <table:table-cell table:style-name="Table1.D13" office:value-type="string">
            <text:p text:style-name="P27">60’</text:p>
          </table:table-cell>
          <table:table-cell table:style-name="Table1.E13" office:value-type="string">
            <text:p text:style-name="P27">60’</text:p>
          </table:table-cell>
        </table:table-row>
        <table:table-row>
          <table:table-cell table:style-name="Table1.A2" office:value-type="string">
            <text:p text:style-name="P28">Création de bâtiments par le joueur</text:p>
          </table:table-cell>
          <table:table-cell table:style-name="Table1.B14" office:value-type="string">
            <text:p text:style-name="P28"/>
            <text:p text:style-name="P28">30’</text:p>
          </table:table-cell>
          <table:table-cell table:style-name="Table1.C14" office:value-type="string">
            <text:p text:style-name="P28"/>
            <text:p text:style-name="P28">60’</text:p>
          </table:table-cell>
          <table:table-cell table:style-name="Table1.D14" office:value-type="string">
            <text:p text:style-name="P28"/>
            <text:p text:style-name="P28">60’</text:p>
          </table:table-cell>
          <table:table-cell table:style-name="Table1.E14" office:value-type="string">
            <text:p text:style-name="P28"/>
            <text:p text:style-name="P28">30’</text:p>
          </table:table-cell>
        </table:table-row>
        <table:table-row>
          <table:table-cell table:style-name="Table1.A3" office:value-type="string">
            <text:p text:style-name="P28">Pathfinding (algo)</text:p>
          </table:table-cell>
          <table:table-cell table:style-name="Table1.B15" office:value-type="string">
            <text:p text:style-name="P28">15’</text:p>
          </table:table-cell>
          <table:table-cell table:style-name="Table1.C15" office:value-type="string">
            <text:p text:style-name="P28">60’</text:p>
          </table:table-cell>
          <table:table-cell table:style-name="Table1.D15" office:value-type="string">
            <text:p text:style-name="P28">120’</text:p>
          </table:table-cell>
          <table:table-cell table:style-name="Table1.E15" office:value-type="string">
            <text:p text:style-name="P28">45’</text:p>
          </table:table-cell>
        </table:table-row>
        <table:table-row>
          <table:table-cell table:style-name="Table1.A2" office:value-type="string">
            <text:p text:style-name="P28">Décision des boutons activables</text:p>
          </table:table-cell>
          <table:table-cell table:style-name="Table1.B16" office:value-type="string">
            <text:p text:style-name="P28">30’</text:p>
          </table:table-cell>
          <table:table-cell table:style-name="Table1.C16" office:value-type="string">
            <text:p text:style-name="P28">45’</text:p>
          </table:table-cell>
          <table:table-cell table:style-name="Table1.D16" office:value-type="string">
            <text:p text:style-name="P28">45’</text:p>
          </table:table-cell>
          <table:table-cell table:style-name="Table1.E16" office:value-type="string">
            <text:p text:style-name="P28">15’</text:p>
          </table:table-cell>
        </table:table-row>
        <table:table-row>
          <table:table-cell table:style-name="Table1.A3" office:value-type="string">
            <text:p text:style-name="P28">Création de nouveaux workers par le joueur</text:p>
          </table:table-cell>
          <table:table-cell table:style-name="Table1.B17" office:value-type="string">
            <text:p text:style-name="P23"/>
            <text:p text:style-name="P28">15’</text:p>
          </table:table-cell>
          <table:table-cell table:style-name="Table1.C17" office:value-type="string">
            <text:p text:style-name="P23"/>
            <text:p text:style-name="P28">30’</text:p>
          </table:table-cell>
          <table:table-cell table:style-name="Table1.D17" office:value-type="string">
            <text:p text:style-name="P23"/>
            <text:p text:style-name="P28">30’</text:p>
          </table:table-cell>
          <table:table-cell table:style-name="Table1.E17" office:value-type="string">
            <text:p text:style-name="P23"/>
            <text:p text:style-name="P28">15’</text:p>
          </table:table-cell>
        </table:table-row>
        <table:table-row>
          <table:table-cell table:style-name="Table1.A2" office:value-type="string">
            <text:p text:style-name="P28">Achat &amp; Vente de ressources</text:p>
          </table:table-cell>
          <table:table-cell table:style-name="Table1.B18" office:value-type="string">
            <text:p text:style-name="P28">30’</text:p>
          </table:table-cell>
          <table:table-cell table:style-name="Table1.C18" office:value-type="string">
            <text:p text:style-name="P28">45’</text:p>
          </table:table-cell>
          <table:table-cell table:style-name="Table1.D18" office:value-type="string">
            <text:p text:style-name="P28">90’</text:p>
          </table:table-cell>
          <table:table-cell table:style-name="Table1.E18" office:value-type="string">
            <text:p text:style-name="P28">45’</text:p>
          </table:table-cell>
        </table:table-row>
        <table:table-row>
          <table:table-cell table:style-name="Table1.A3" office:value-type="string">
            <text:p text:style-name="P29">Affichage Interface de vente</text:p>
          </table:table-cell>
          <table:table-cell table:style-name="Table1.B19" office:value-type="string">
            <text:p text:style-name="P29">30’</text:p>
          </table:table-cell>
          <table:table-cell table:style-name="Table1.C19" office:value-type="string">
            <text:p text:style-name="P29">45’</text:p>
          </table:table-cell>
          <table:table-cell table:style-name="Table1.D19" office:value-type="string">
            <text:p text:style-name="P29">60’</text:p>
          </table:table-cell>
          <table:table-cell table:style-name="Table1.E19" office:value-type="string">
            <text:p text:style-name="P29">30’</text:p>
          </table:table-cell>
        </table:table-row>
        <table:table-row>
          <table:table-cell table:style-name="Table1.A2" office:value-type="string">
            <text:p text:style-name="P29">Affichage Interface de construction</text:p>
          </table:table-cell>
          <table:table-cell table:style-name="Table1.B20" office:value-type="string">
            <text:p text:style-name="P29">15’</text:p>
          </table:table-cell>
          <table:table-cell table:style-name="Table1.C20" office:value-type="string">
            <text:p text:style-name="P29">30’</text:p>
          </table:table-cell>
          <table:table-cell table:style-name="Table1.D20" office:value-type="string">
            <text:p text:style-name="P29">45’</text:p>
          </table:table-cell>
          <table:table-cell table:style-name="Table1.E20" office:value-type="string">
            <text:p text:style-name="P29">15’</text:p>
          </table:table-cell>
        </table:table-row>
        <table:table-row>
          <table:table-cell table:style-name="Table1.A3" office:value-type="string">
            <text:p text:style-name="P30">Dépôt de ressource des workers par choix du joueur</text:p>
          </table:table-cell>
          <table:table-cell table:style-name="Table1.B21" office:value-type="string">
            <text:p text:style-name="P23"/>
            <text:p text:style-name="P30">15’</text:p>
          </table:table-cell>
          <table:table-cell table:style-name="Table1.C21" office:value-type="string">
            <text:p text:style-name="P23"/>
            <text:p text:style-name="P30">45’</text:p>
          </table:table-cell>
          <table:table-cell table:style-name="Table1.D21" office:value-type="string">
            <text:p text:style-name="P23"/>
            <text:p text:style-name="P30">30’</text:p>
          </table:table-cell>
          <table:table-cell table:style-name="Table1.E21" office:value-type="string">
            <text:p text:style-name="P23"/>
            <text:p text:style-name="P30">30’</text:p>
          </table:table-cell>
        </table:table-row>
        <table:table-row>
          <table:table-cell table:style-name="Table1.A2" office:value-type="string">
            <text:p text:style-name="P30">Capacité d’inventaire limité selon entité</text:p>
          </table:table-cell>
          <table:table-cell table:style-name="Table1.B22" office:value-type="string">
            <text:p text:style-name="P23"/>
            <text:p text:style-name="P30">45’</text:p>
          </table:table-cell>
          <table:table-cell table:style-name="Table1.C22" office:value-type="string">
            <text:p text:style-name="P23"/>
            <text:p text:style-name="P30">30’</text:p>
          </table:table-cell>
          <table:table-cell table:style-name="Table1.D22" office:value-type="string">
            <text:p text:style-name="P23"/>
            <text:p text:style-name="P30">15’</text:p>
          </table:table-cell>
          <table:table-cell table:style-name="Table1.E22" office:value-type="string">
            <text:p text:style-name="P23"/>
            <text:p text:style-name="P30">45’</text:p>
          </table:table-cell>
        </table:table-row>
        <table:table-row table:style-name="Table1.23">
          <table:table-cell table:style-name="Table1.A3" office:value-type="string">
            <text:p text:style-name="P30">Dépôt automatique de ressources des workers</text:p>
          </table:table-cell>
          <table:table-cell table:style-name="Table1.B23" office:value-type="string">
            <text:p text:style-name="P23"/>
            <text:p text:style-name="P30">15’</text:p>
          </table:table-cell>
          <table:table-cell table:style-name="Table1.C23" office:value-type="string">
            <text:p text:style-name="P23"/>
            <text:p text:style-name="P30">30’</text:p>
          </table:table-cell>
          <table:table-cell table:style-name="Table1.D23" office:value-type="string">
            <text:p text:style-name="P23"/>
            <text:p text:style-name="P30">90’</text:p>
          </table:table-cell>
          <table:table-cell table:style-name="Table1.E23" office:value-type="string">
            <text:p text:style-name="P23"/>
            <text:p text:style-name="P30">60’</text:p>
          </table:table-cell>
        </table:table-row>
        <table:table-row>
          <table:table-cell table:style-name="Table1.A2" office:value-type="string">
            <text:p text:style-name="P42">Affichage Interface de Construction</text:p>
          </table:table-cell>
          <table:table-cell table:style-name="Table1.B24" office:value-type="string">
            <text:p text:style-name="P42">15’</text:p>
          </table:table-cell>
          <table:table-cell table:style-name="Table1.C24" office:value-type="string">
            <text:p text:style-name="P42">30’</text:p>
          </table:table-cell>
          <table:table-cell table:style-name="Table1.D24" office:value-type="string">
            <text:p text:style-name="P42">15’</text:p>
          </table:table-cell>
          <table:table-cell table:style-name="Table1.E24" office:value-type="string">
            <text:p text:style-name="P42">30’</text:p>
          </table:table-cell>
        </table:table-row>
        <table:table-row table:style-name="Table1.23">
          <table:table-cell table:style-name="Table1.A3" office:value-type="string">
            <text:p text:style-name="P31">Actualisation constante de l’affichage </text:p>
          </table:table-cell>
          <table:table-cell table:style-name="Table1.B25" office:value-type="string">
            <text:p text:style-name="P23"/>
            <text:p text:style-name="P31">15’</text:p>
          </table:table-cell>
          <table:table-cell table:style-name="Table1.C25" office:value-type="string">
            <text:p text:style-name="P23"/>
            <text:p text:style-name="P31">30’</text:p>
          </table:table-cell>
          <table:table-cell table:style-name="Table1.D25" office:value-type="string">
            <text:p text:style-name="P23"/>
            <text:p text:style-name="P31">60’</text:p>
          </table:table-cell>
          <table:table-cell table:style-name="Table1.E25" office:value-type="string">
            <text:p text:style-name="P23"/>
            <text:p text:style-name="P31">30'</text:p>
          </table:table-cell>
        </table:table-row>
        <table:table-row>
          <table:table-cell table:style-name="Table1.A26" office:value-type="string">
            <text:p text:style-name="P43">Augmentation des ressources des terrains en temps constant</text:p>
          </table:table-cell>
          <table:table-cell table:style-name="Table1.B26" office:value-type="string">
            <text:p text:style-name="P23"/>
            <text:p text:style-name="P43">5’</text:p>
          </table:table-cell>
          <table:table-cell table:style-name="Table1.C26" office:value-type="string">
            <text:p text:style-name="P23"/>
            <text:p text:style-name="P43">15’</text:p>
          </table:table-cell>
          <table:table-cell table:style-name="Table1.D26" office:value-type="string">
            <text:p text:style-name="P23"/>
            <text:p text:style-name="P43">15’</text:p>
          </table:table-cell>
          <table:table-cell table:style-name="Table1.E26" office:value-type="string">
            <text:p text:style-name="P23"/>
            <text:p text:style-name="P43">15’</text:p>
          </table:table-cell>
        </table:table-row>
      </table:table>
      <text:p text:style-name="P17"/>
      <text:p text:style-name="P17"/>
      <text:p text:style-name="P17">Conception Générale -</text:p>
      <text:p text:style-name="P12"><text:span text:style-name="T22"><text:tab/>Pour ce qui est des actions “passives” du </text:span><text:span text:style-name="T23">code</text:span><text:span text:style-name="T22">, il n’y en a pas beaucoup, d’un point de vue de la Jframe il y a un thread qui refresh en continu tout le contenu de la fenetre, et la seule autre est l’augmentation des ressources sur les terrains. Ces deux actions sont initialisées lors de l’instantiation du Game Controller, et sont maintenus par des ‘while(true)’ :</text:span></text:p>
      <text:p text:style-name="P12"><text:tab/>-----<text:span text:style-name="T22">SCHEMA ACTIONS PASSIVES-----</text:span></text:p>
      <text:p text:style-name="P12"/>
      <text:p text:style-name="P12"><text:tab/><text:span text:style-name="T24">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12"><text:tab/>-----<text:span text:style-name="T24">SCHEMA ACTIONS APRES CLICK TERRAIN-----</text:span></text:p>
      <text:p text:style-name="P12"/>
      <text:p text:style-name="P12"><text:soft-page-break/><text:tab/><text:span text:style-name="T25">Donc une fois qu’on a cliqué sur un terrain et que les boutons d’actions se sont activés, on peut cliquer sur eux, et chacun d’entre eux lance alors une série d’événements spécifique à sa fonction :</text:span></text:p>
      <text:p text:style-name="P12"><text:s text:c="5"/><text:span text:style-name="T25">Le bouton “Build” → </text:span></text:p>
      <text:p text:style-name="P12"><text:s text:c="5"/><text:span text:style-name="T25">Le bouton “Upgrade” → </text:span></text:p>
      <text:p text:style-name="P12"><text:s text:c="5"/><text:span text:style-name="T25">Le bouton “Move” → </text:span></text:p>
      <text:p text:style-name="P12"><text:s text:c="5"/><text:span text:style-name="T25">Le bouton “Collect” → </text:span></text:p>
      <text:p text:style-name="P12"><text:s text:c="5"/><text:span text:style-name="T25">Le bouton “Train” → </text:span></text:p>
      <text:p text:style-name="P12"><text:s text:c="5"/><text:span text:style-name="T25">Le bouton “</text:span><text:span text:style-name="T26">Expand</text:span><text:span text:style-name="T25">” → </text:span></text:p>
      <text:p text:style-name="P12"><text:s text:c="5"/><text:span text:style-name="T25">Le bouton “Shop” → </text:span></text:p>
      <text:p text:style-name="P12"><text:s text:c="5"/><text:span text:style-name="T25">Le bouton “Drop” → </text:span></text:p>
      <text:p text:style-name="P12"><text:tab/></text:p>
      <text:p text:style-name="P12"><text:tab/><text:span text:style-name="T27">Pour ce qui est du fonctionnement général du jeu, nous avons utilisé un modèle MVC (Model-View-Controler), dont le fonctionnement général est le suivant : MUST WRITE.</text:span></text:p>
      <text:p text:style-name="P12"><text:tab/><text:span text:style-name="T27">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12"><text:tab/><text:tab/></text:p>
      <text:p text:style-name="P18">Conception Détaillée -</text:p>
      <text:p text:style-name="P18"><text:tab/><text:span text:style-name="T17">Pour CHAQUE fonctionnalité → principales structures de données utilisées + algo + conditions limites + utilisation du code par autres fonctionnalités</text:span></text:p>
      <text:p text:style-name="P13"/>
      <text:p text:style-name="P19">Résultat -</text:p>
      <text:p text:style-name="P19"/>
      <text:p text:style-name="P19">Documentation Utilisateur -</text:p>
      <text:p text:style-name="P19"/>
      <text:p text:style-name="P19">Documentation Développeur -</text:p>
      <text:p text:style-name="P19"/>
      <text:p text:style-name="P20">Conclusion <text:span text:style-name="T18">&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6T08:49:05.754491603</dc:date>
    <meta:editing-duration>PT4H49M19S</meta:editing-duration>
    <meta:editing-cycles>45</meta:editing-cycles>
    <meta:generator>LibreOffice/7.3.7.2$Linux_X86_64 LibreOffice_project/30$Build-2</meta:generator>
    <meta:document-statistic meta:table-count="1" meta:image-count="0" meta:object-count="0" meta:page-count="4" meta:paragraph-count="187" meta:word-count="1205" meta:character-count="7396" meta:non-whitespace-character-count="6305"/>
  </office:meta>
</office:document-meta>
</file>